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Inter" svg:font-family="Inter, sans-serif"/>
    <style:font-face style:name="inherit" svg:font-family="inherit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41fd6" officeooo:paragraph-rsid="00141fd6"/>
    </style:style>
    <style:style style:name="P2" style:family="paragraph" style:parent-style-name="Standard">
      <style:paragraph-properties fo:margin-left="0cm" fo:margin-right="0cm" fo:margin-top="0cm" fo:margin-bottom="0.499cm" style:contextual-spacing="false" style:line-height-at-least="0.635cm" fo:orphans="2" fo:widows="2" fo:text-indent="0cm" style:auto-text-indent="false"/>
      <style:text-properties fo:font-variant="normal" fo:text-transform="none" fo:color="#202124" loext:opacity="100%" style:font-name="inherit" fo:font-size="12pt" fo:letter-spacing="normal" fo:font-style="normal" fo:font-weight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" fo:font-size="10.5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.265cm" fo:margin-bottom="0cm" style:contextual-spacing="false" style:line-height-at-least="0.5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ter" fo:font-size="10.5pt" fo:letter-spacing="normal" fo:font-style="normal" fo:font-weight="normal" loext:padding="0cm" loext:border="none"/>
    </style:style>
    <style:style style:name="P5" style:family="paragraph" style:parent-style-name="List_20_Paragraph" style:list-style-name="WWNum1"/>
    <style:style style:name="P6" style:family="paragraph" style:parent-style-name="Text_20_body">
      <style:paragraph-properties fo:margin-left="0cm" fo:margin-right="0cm" fo:margin-top="0.265cm" fo:margin-bottom="0cm" style:contextual-spacing="false" style:line-height-at-least="0.582cm" fo:text-align="start" style:justify-single-word="false" fo:orphans="2" fo:widows="2" fo:text-indent="0cm" style:auto-text-indent="false" fo:padding="0cm" fo:border="none"/>
      <style:text-properties officeooo:paragraph-rsid="00166f39"/>
    </style:style>
    <style:style style:name="P7" style:family="paragraph" style:parent-style-name="Text_20_body">
      <style:paragraph-properties fo:margin-left="0cm" fo:margin-right="0cm" fo:margin-top="0.265cm" fo:margin-bottom="0cm" style:contextual-spacing="false" style:line-height-at-least="0.582cm" fo:text-align="start" style:justify-single-word="false" fo:orphans="2" fo:widows="2" fo:text-indent="0cm" style:auto-text-indent="false" fo:padding="0cm" fo:border="none"/>
      <style:text-properties officeooo:paragraph-rsid="00168b30"/>
    </style:style>
    <style:style style:name="T1" style:family="text">
      <style:text-properties fo:color="#0000ff" loext:opacity="100%" style:font-name="Times New Roman" style:text-underline-style="solid" style:text-underline-width="auto" style:text-underline-color="font-color" style:font-name-asian="Times New Roman1" style:language-asian="pt" style:country-asian="BR" style:font-name-complex="Times New Roman1"/>
    </style:style>
    <style:style style:name="T2" style:family="text">
      <style:text-properties style:font-name="Times New Roman" style:font-name-asian="Times New Roman1" style:language-asian="pt" style:country-asian="BR" style:font-name-complex="Times New Roman1"/>
    </style:style>
    <style:style style:name="T3" style:family="text">
      <style:text-properties officeooo:rsid="0012bbfb" loext:padding="0cm" loext:border="none"/>
    </style:style>
    <style:style style:name="T4" style:family="text">
      <style:text-properties style:font-name="monospace"/>
    </style:style>
    <style:style style:name="T5" style:family="text">
      <style:text-properties fo:font-variant="normal" fo:text-transform="none" fo:color="#000000" loext:opacity="100%" style:font-name="Inter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1547b6" loext:padding="0cm" loext:border="none"/>
    </style:style>
    <style:style style:name="T7" style:family="text">
      <style:text-properties fo:font-variant="normal" fo:text-transform="none" fo:color="#000000" loext:opacity="100%" style:font-name="Inter" fo:font-size="10.5pt" fo:letter-spacing="normal" fo:font-style="normal" fo:font-weight="normal" officeooo:rsid="0012bbfb" loext:padding="0cm" loext:border="none"/>
    </style:style>
    <style:style style:name="T8" style:family="text">
      <style:text-properties fo:font-variant="normal" fo:text-transform="none" fo:color="#000000" loext:opacity="100%" style:font-name="Inter" fo:font-size="10.5pt" fo:letter-spacing="normal" fo:font-style="normal" fo:font-weight="bold" style:font-weight-asian="bold" style:font-weight-complex="bold" loext:padding="0cm" loext:border="none"/>
    </style:style>
    <style:style style:name="T9" style:family="text">
      <style:text-properties fo:font-variant="normal" fo:text-transform="none" fo:color="#000000" loext:opacity="100%" style:font-name="Inter" fo:font-size="10.5pt" fo:letter-spacing="normal" fo:font-style="normal" fo:font-weight="bold" officeooo:rsid="001547b6" style:font-weight-asian="bold" style:font-weight-complex="bold" loext:padding="0cm" loext:border="none"/>
    </style:style>
    <style:style style:name="T10" style:family="text">
      <style:text-properties fo:font-variant="normal" fo:text-transform="none" fo:color="#000000" loext:opacity="100%" style:font-name="Inter" fo:font-size="10.5pt" fo:letter-spacing="normal" fo:language="pt" fo:country="PT" fo:font-style="normal" fo:font-weight="normal" officeooo:rsid="001547b6" loext:padding="0cm" loext:border="none"/>
    </style:style>
    <style:style style:name="T11" style:family="text"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T12" style:family="text">
      <style:text-properties fo:font-variant="normal" fo:text-transform="none" fo:color="#000000" loext:opacity="100%" style:font-name="monospace" fo:font-size="10.5pt" fo:letter-spacing="normal" fo:font-style="normal" fo:font-weight="normal" officeooo:rsid="00168b30"/>
    </style:style>
    <style:style style:name="T13" style:family="text">
      <style:text-properties fo:font-variant="normal" fo:text-transform="none" fo:color="#000000" loext:opacity="100%" style:font-name="monospace" fo:font-size="10.5pt" fo:letter-spacing="normal" fo:language="pt" fo:country="PT" fo:font-style="normal" fo:font-weight="normal"/>
    </style:style>
    <style:style style:name="T14" style:family="text">
      <style:text-properties fo:font-variant="normal" fo:text-transform="none" fo:color="#202124" loext:opacity="100%" style:font-name="Google Sans" fo:font-size="21pt" fo:letter-spacing="normal" fo:font-style="normal" fo:font-weight="normal"/>
    </style:style>
    <style:style style:name="T15" style:family="text">
      <style:text-properties fo:language="pt" fo:country="PT"/>
    </style:style>
    <style:style style:name="T16" style:family="text">
      <style:text-properties fo:language="pt" fo:country="PT" officeooo:rsid="001547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o de Data Science – Empresa AliPaga</text:p>
      <text:p text:style-name="Standard"/>
      <text:p text:style-name="Standard">A empresa <text:s/>AliPaga é um super varejista chinês, que descobriu o eCommerce como forma de vender para todo o mundo, ao invés de vender apenas para a diminuta população de seu país de origem. A empresa veio crescendo mensalmente sem nenhum preocupação. No entanto recentemente a Amazonense veio disputar o mesmo mercado de AliPaga, e esta viu que o que a trouxe até este momento não é o que vai leva-la para o futuro. E ela decidiu usar as mesmas armas da Amazonense para atingir seu público: a ciência de dados. E para tal ela contratou o melhor recurso de ciência de dados disponível em seu imenso banco de dados de cientistas de todo o mundo: você!</text:p>
      <text:p text:style-name="Standard"/>
      <text:p text:style-name="Standard">A AliPaga te disponibilizou seu banco de dados (disponível em <text:a xlink:type="simple" xlink:href="https://www.kaggle.com/jr2ngb/superstore-data" text:style-name="Standard" text:visited-style-name="Standard"><text:span text:style-name="T1">https://www.kaggle.com/jr2ngb/superstore-data</text:span></text:a><text:span text:style-name="T2">) </text:span>e você terá 7 dias para apresentar suas conclusões para a diretoria da AliPaga. Há uma expectativa de que sejam apresentadas pelo menos as seguintes conclusões:</text:p>
      <text:p text:style-name="Standard"/>
      <text:list xml:id="list343724040" text:style-name="WWNum1">
        <text:list-item>
          <text:p text:style-name="P5">Uma segmentação dos países dos clientes da AliPaga, por valor de venda, e representatividade dos clusters dentro do faturamento da mesma</text:p>
        </text:list-item>
        <text:list-item>
          <text:p text:style-name="P5">Uma previsão de vendas para o próximo período mensal</text:p>
        </text:list-item>
        <text:list-item>
          <text:p text:style-name="P5">Qual o impacto do shipping cost e do discount sobre as vendas? Para aumentar as vendas em qual você recomendaria investir?</text:p>
        </text:list-item>
      </text:list>
      <text:p text:style-name="Standard"/>
      <text:p text:style-name="Standard">Além disso qualquer análise relevante de tendências, segmentação etc que venha a ser feita para que a diretoria possa manter as altíssimas taxas de crescimento da AliPaga será considerada para sua análise de desempenho, e ajudará a queimar a Amazonense no mercado.</text:p>
      <text:p text:style-name="Standard"/>
      <text:p text:style-name="Standard">A apresentação poderá ser em um power point ou qualquer ferramenta que você se sinta confortável, porém vamos querer ver o passo a passo efetuado (notebooks ou qualquer outra programação) para chegar às conclusões.</text:p>
      <text:p text:style-name="Standard"/>
      <text:p text:style-name="Standard">Boa Sorte!</text:p>
      <text:p text:style-name="Standard"/>
      <text:p text:style-name="P2">About this table</text:p>
      <text:p text:style-name="P3">Let us understand the attributes of this data set:</text:p>
      <text:p text:style-name="P6"><text:span text:style-name="T8">Row ID</text:span><text:span text:style-name="T5"> - This is nothing but Serial No. </text:span><text:span text:style-name="T6">(</text:span><text:bookmark text:name="tw-target-text"/><text:span text:style-name="T15">Isso nada mais é do que o número de séri</text:span><text:span text:style-name="T16">e</text:span><text:span text:style-name="T6">)</text:span><text:span text:style-name="T5"><text:line-break/></text:span><text:span text:style-name="T8">Order ID</text:span><text:span text:style-name="T5"> - ID created when a product order is placed. </text:span><text:span text:style-name="T6">(</text:span><text:bookmark text:name="tw-target-text1"/><text:span text:style-name="T10">ID criado quando um pedido de produto é feito</text:span><text:span text:style-name="T6">)</text:span><text:span text:style-name="T5"><text:line-break/></text:span><text:span text:style-name="T8">Order Date</text:span><text:span text:style-name="T5"> - Date on which a customer places his/her order. </text:span><text:span text:style-name="T6">(</text:span><text:bookmark text:name="tw-target-text2"/><text:span text:style-name="T10">Data em que um cliente faz seu pedido</text:span><text:span text:style-name="T6">)</text:span><text:span text:style-name="T5"><text:line-break/></text:span><text:span text:style-name="T8">Ship Date</text:span><text:span text:style-name="T5"> - Date on which the order is shipped. </text:span><text:span text:style-name="T6">(</text:span><text:bookmark text:name="tw-target-text3"/><text:span text:style-name="T10">Data em que o pedido é enviado</text:span><text:span text:style-name="T6">)</text:span><text:span text:style-name="T5"><text:line-break/></text:span><text:span text:style-name="T8">Ship Mode</text:span><text:span text:style-name="T5"> - Mode of shipment of each order. </text:span><text:span text:style-name="T6">(</text:span><text:bookmark text:name="tw-target-text4"/><text:span text:style-name="T10">Modo de envio de cada pedido</text:span><text:span text:style-name="T6">)</text:span><text:span text:style-name="T5"><text:line-break/></text:span><text:span text:style-name="T8">Customer ID</text:span><text:span text:style-name="T5"> - ID assigned to each customer who places an order. </text:span><text:span text:style-name="T6">(</text:span><text:bookmark text:name="tw-target-text5"/><text:span text:style-name="T10">ID atribuído a cada </text:span><text:soft-page-break/><text:span text:style-name="T10">cliente que faz um pedido</text:span><text:span text:style-name="T6">)</text:span><text:span text:style-name="T5"><text:line-break/></text:span><text:span text:style-name="T8">Customer Name</text:span><text:span text:style-name="T5"> - Name of Customer. </text:span><text:span text:style-name="T6">(</text:span><text:bookmark text:name="tw-target-text6"/><text:span text:style-name="T10">Nome do cliente</text:span><text:span text:style-name="T6">)</text:span><text:span text:style-name="T5"><text:line-break/></text:span><text:span text:style-name="T8">Segment</text:span><text:span text:style-name="T5"> - Section from where the order is placed. </text:span><text:span text:style-name="T6">(</text:span><text:bookmark text:name="tw-target-text7"/><text:span text:style-name="T10">Seção de onde o pedido é feito</text:span><text:span text:style-name="T6">)</text:span><text:span text:style-name="T5"><text:line-break/></text:span><text:span text:style-name="T8">Country</text:span><text:span text:style-name="T9">(ACHO QUE TÁ ERRADA – Acho que são todos os países)</text:span><text:span text:style-name="T8"> </text:span><text:span text:style-name="T5">- Country details of this data set. We are looking only for US store data. </text:span><text:span text:style-name="T6">(</text:span><text:bookmark text:name="tw-target-text8"/><text:span text:style-name="T10">Detalhes do país deste conjunto de dados. Estamos procurando apenas os dados da loja dos EUA.</text:span><text:span text:style-name="T6">) </text:span><text:span text:style-name="T5"><text:line-break/></text:span><text:span text:style-name="T8">City</text:span><text:span text:style-name="T9">(ACHO QUE TÁ ERRADA – Acho que são todas as cidades)</text:span><text:span text:style-name="T5"> - Cities of US are listed here. </text:span><text:span text:style-name="T6">(</text:span><text:bookmark text:name="tw-target-text9"/><text:span text:style-name="T10">Os estados dos EUA estão listados aqui</text:span><text:span text:style-name="T6">)</text:span><text:span text:style-name="T5"><text:line-break/></text:span><text:span text:style-name="T8">State</text:span><text:span text:style-name="T9">(ACHO QUE TÁ ERRADA – Acho que são todos os Estados)</text:span><text:span text:style-name="T5"> - States of US are listed here. </text:span><text:span text:style-name="T6">(</text:span><text:bookmark text:name="tw-target-text10"/><text:span text:style-name="T10">Os estados dos EUA estão listados aqui</text:span><text:span text:style-name="T6">)</text:span><text:span text:style-name="T5"><text:line-break/></text:span><text:span text:style-name="T8">Postal Code</text:span><text:span text:style-name="T5"> - pin code. </text:span><text:span text:style-name="T6">(CEP)</text:span><text:span text:style-name="T5"><text:line-break/></text:span><text:span text:style-name="T8">Region</text:span><text:span text:style-name="T5"> - grouped into region wise. </text:span><text:span text:style-name="T6">(</text:span><text:bookmark text:name="tw-target-text11"/><text:span text:style-name="T10">agrupados em regiões</text:span><text:span text:style-name="T6">)</text:span><text:span text:style-name="T5"><text:line-break/></text:span><text:span text:style-name="T8">Product ID</text:span><text:span text:style-name="T5"> - Product ID of each product. </text:span><text:span text:style-name="T6">(</text:span><text:bookmark text:name="tw-target-text12"/><text:span text:style-name="T10">ID do produto de cada produto</text:span><text:span text:style-name="T6">)</text:span><text:span text:style-name="T5"> <text:line-break/></text:span><text:span text:style-name="T8">Category</text:span><text:span text:style-name="T5"> - Category to which each product belongs to. </text:span><text:span text:style-name="T6">(</text:span><text:bookmark text:name="tw-target-text13"/><text:span text:style-name="T10">Categoria à qual cada produto pertence</text:span><text:span text:style-name="T6">)</text:span><text:span text:style-name="T5"><text:line-break/></text:span><text:span text:style-name="T8">Sub-Category</text:span><text:span text:style-name="T5"> - Sub-Category of each Category. </text:span><text:span text:style-name="T6">(</text:span><text:bookmark text:name="tw-target-text14"/><text:span text:style-name="T10">Sub-categoria de cada categoria</text:span><text:span text:style-name="T6">)</text:span><text:span text:style-name="T5"><text:line-break/></text:span><text:span text:style-name="T8">Product Name</text:span><text:span text:style-name="T5"> - Name of products. </text:span><text:span text:style-name="T6">(</text:span><text:bookmark text:name="tw-target-text15"/><text:span text:style-name="T10">Nome dos produtos</text:span><text:span text:style-name="T6">)</text:span><text:span text:style-name="T5"><text:line-break/></text:span><text:span text:style-name="T8">Sales</text:span><text:span text:style-name="T5"> - Selling Price of each product. </text:span><text:span text:style-name="T6">(</text:span><text:bookmark text:name="tw-target-text16"/><text:span text:style-name="T10">Preço de venda de cada produto</text:span><text:span text:style-name="T6">)</text:span><text:span text:style-name="T5"><text:line-break/></text:span><text:span text:style-name="T8">Quantity</text:span><text:span text:style-name="T5"> - number of quantity available for a particular product. </text:span><text:span text:style-name="T6">(</text:span><text:bookmark text:name="tw-target-text17"/><text:span text:style-name="T10">número de quantidade disponível para um determinado produto</text:span><text:span text:style-name="T6">)</text:span><text:span text:style-name="T5"><text:line-break/></text:span><text:span text:style-name="T8">Discount</text:span><text:span text:style-name="T5"> - Discount available on each product. </text:span><text:span text:style-name="T6">(</text:span><text:bookmark text:name="tw-target-text18"/><text:span text:style-name="T10">Desconto disponível em cada produto</text:span><text:span text:style-name="T6">)</text:span><text:span text:style-name="T5"><text:line-break/></text:span><text:span text:style-name="T8">Profit</text:span><text:span text:style-name="T5"> - Profit gained on each product. </text:span><text:span text:style-name="T6">(</text:span><text:bookmark text:name="tw-target-text19"/><text:span text:style-name="T10">Lucro ganho em cada produto</text:span><text:span text:style-name="T6">)</text:span></text:p>
      <text:p text:style-name="P7"><text:span text:style-name="T7">Colunas que não vieram – </text:span><text:span text:style-name="T11">{'Market' - </text:span><text:span text:style-name="T12">Mercado</text:span><text:span text:style-name="T11">, 'Order Priority' -</text:span><text:bookmark text:name="tw-target-text20"/><text:span text:style-name="T13">Prioridade de pedido</text:span><text:span text:style-name="T11">, 'Shipping Cost' - </text:span><text:span text:style-name="T12">Frete</text:span><text:span text:style-name="T11">}</text:span></text:p>
      <text:p text:style-name="P4">https://www.kaggle.com/juhi1994/superstore</text:p>
      <text:p text:style-name="Standard"/>
      <text:p text:style-name="Standard"/>
      <text:p text:style-name="P1">Planejamento </text:p>
      <text:p text:style-name="P1"/>
      <text:p text:style-name="P1">08/04 – Análise exploratória dos dados</text:p>
      <text:p text:style-name="P1">09/04 – Análise exploratória dos dados </text:p>
      <text:p text:style-name="P1">10/04 – Construção do modelo</text:p>
      <text:p text:style-name="P1">11/04 – Montar a Apresentaçã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Inter" svg:font-family="Inter, sans-serif"/>
    <style:font-face style:name="inherit" svg:font-family="inherit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pt" fo:country="BR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o Tavares</meta:initial-creator>
    <meta:editing-cycles>20</meta:editing-cycles>
    <meta:creation-date>2019-09-17T03:01:00</meta:creation-date>
    <dc:date>2021-04-08T23:39:05.217000000</dc:date>
    <meta:editing-duration>PT6H37M15S</meta:editing-duration>
    <meta:generator>LibreOffice/7.1.0.3$Windows_X86_64 LibreOffice_project/f6099ecf3d29644b5008cc8f48f42f4a40986e4c</meta:generator>
    <meta:document-statistic meta:table-count="0" meta:image-count="0" meta:object-count="0" meta:page-count="2" meta:paragraph-count="19" meta:word-count="683" meta:character-count="4047" meta:non-whitespace-character-count="3371"/>
    <meta:user-defined meta:name="AppVersion">16.0000</meta:user-defined>
    <meta:template xlink:type="simple" xlink:actuate="onRequest" xlink:title="Normal.dotm" xlink:href=""/>
  </office:meta>
</office:document-meta>
</file>